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8125in" fo:margin-left="0in" table:align="left"/>
    </style:style>
    <style:style style:name="Table1.A" style:family="table-column">
      <style:table-column-properties style:column-width="2.5625in"/>
    </style:style>
    <style:style style:name="Table1.B" style:family="table-column">
      <style:table-column-properties style:column-width="4.2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966in" table:align="left"/>
    </style:style>
    <style:style style:name="Table2.A" style:family="table-column">
      <style:table-column-properties style:column-width="1.2833in"/>
    </style:style>
    <style:style style:name="Table2.B" style:family="table-column">
      <style:table-column-properties style:column-width="1.6826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4">
      <style:text-properties officeooo:paragraph-rsid="0016cb2d"/>
    </style:style>
    <style:style style:name="P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in" fo:margin-bottom="0.1965in" style:contextual-spacing="false" style:writing-mode="lr-tb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<text:tab/><text:tab/><text:tab/><text:span text:style-name="T3">I</text:span><text:span text:style-name="T4">ntent Taxonomy Design (Maritime-Specific)</text:span></text:h>
      <text:p text:style-name="Text_20_body"><text:span text:style-name="T4"/></text:p>
      <text:p text:style-name="Text_20_body"><text:span text:style-name="T4"/></text:p>
      <text:p text:style-name="Text_20_body">Before touching models, <text:span text:style-name="Strong_20_Emphasis">freeze your intent ontology</text:span>.<text:line-break/>For maritime analytics, intents are <text:span text:style-name="Strong_20_Emphasis">hierarchical + compositional</text:span>, not flat.</text:p>
      <text:h text:style-name="Heading_20_3" text:outline-level="3"><text:span text:style-name="Strong_20_Emphasis">Level-1 (Primary Intents)</text:span></text:h>
      <text:p text:style-name="P2"><text:span text:style-name="Source_20_Text">VESSEL_QUERY</text:span></text:p>
      <text:p text:style-name="P4"><text:span text:style-name="Source_20_Text">BEHAVIOR_ANALYSIS</text:span></text:p>
      <text:p text:style-name="P4"><text:span text:style-name="Source_20_Text">PORT_ACTIVITY</text:span></text:p>
      <text:p text:style-name="P4"><text:span text:style-name="Source_20_Text">REGULATORY_COMPLIANCE</text:span></text:p>
      <text:p text:style-name="P4"><text:span text:style-name="Source_20_Text">SITUATIONAL_AWARENESS</text:span></text:p>
      <text:p text:style-name="P5"><text:span text:style-name="Source_20_Text">SYSTEM_ACTION</text:span></text:p>
      <text:h text:style-name="Heading_20_3" text:outline-level="3"><text:span text:style-name="Strong_20_Emphasis">Level-2 (Sub-Intents)</text:span></text:h>
      <text:p text:style-name="P2"><text:span text:style-name="Source_20_Text">BEHAVIOR_ANALYSIS →</text:span></text:p>
      <text:p text:style-name="P4"><text:span text:style-name="Source_20_Text"><text:s text:c="2"/>├── LOITERING</text:span></text:p>
      <text:p text:style-name="P4"><text:span text:style-name="Source_20_Text"><text:s text:c="2"/>├── DARK_ACTIVITY</text:span></text:p>
      <text:p text:style-name="P4"><text:span text:style-name="Source_20_Text"><text:s text:c="2"/>├── RENDEZVOUS</text:span></text:p>
      <text:p text:style-name="P4"><text:span text:style-name="Source_20_Text"><text:s text:c="2"/>├── ANOMALOUS_ROUTE</text:span></text:p>
      <text:p text:style-name="P4"><text:span text:style-name="Source_20_Text"><text:s text:c="2"/>├── SPEED_ANOMALY</text:span></text:p>
      <text:p text:style-name="P4"/>
      <text:p text:style-name="P4"><text:span text:style-name="Source_20_Text">REGULATORY_COMPLIANCE →</text:span></text:p>
      <text:p text:style-name="P4"><text:span text:style-name="Source_20_Text"><text:s text:c="2"/>├── EEZ_VIOLATION</text:span></text:p>
      <text:p text:style-name="P4"><text:span text:style-name="Source_20_Text"><text:s text:c="2"/>├── FISHING_VIOLATION</text:span></text:p>
      <text:p text:style-name="P5"><text:span text:style-name="Source_20_Text"><text:s text:c="2"/>├── AIS_MANIPULATION</text:span></text:p>
      <text:h text:style-name="Heading_20_3" text:outline-level="3"><text:span text:style-name="Strong_20_Emphasis">Level-3 (Parameters / Modifiers)</text:span></text:h>
      <text:p text:style-name="Text_20_body">These are <text:span text:style-name="Strong_20_Emphasis">NOT intents</text:span>, they are entities or flags:</text:p>
      <text:p text:style-name="P2"><text:span text:style-name="Source_20_Text">TIME_RANGE</text:span></text:p>
      <text:p text:style-name="P4"><text:span text:style-name="Source_20_Text">GEO_REGION</text:span></text:p>
      <text:p text:style-name="P4"><text:span text:style-name="Source_20_Text">VESSEL_CLASS</text:span></text:p>
      <text:p text:style-name="P5"><text:span text:style-name="Source_20_Text">CONFIDENCE_THRESHOLD</text:span></text:p>
      <text:p text:style-name="Quotations">⚠️ <text:span text:style-name="Strong_20_Emphasis">Do NOT mix intents and entities</text:span> — this breaks calibratio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4"><text:soft-page-break/><text:tab/><text:tab/><text:tab/></text:h>
      <text:h text:style-name="P1" text:outline-level="4"><text:tab/><text:tab/><text:tab/> <text:span text:style-name="T5">Entity Extraction: Fine-Tuning vs RAG</text:span></text:h>
      <text:h text:style-name="Heading_20_3" text:outline-level="3"/>
      <text:h text:style-name="Heading_20_3" text:outline-level="3">Best Practice for You: 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Entity</text:p>
            </table:table-cell>
            <table:table-cell table:style-name="Table1.A1" office:value-type="string">
              <text:p text:style-name="Table_20_Heading">Method</text:p>
            </table:table-cell>
          </table:table-row>
        </table:table-header-rows>
        <table:table-row>
          <table:table-cell table:style-name="Table1.A1" office:value-type="string">
            <text:p text:style-name="Table_20_Contents">MMSI / IMO</text:p>
          </table:table-cell>
          <table:table-cell table:style-name="Table1.A1" office:value-type="string">
            <text:p text:style-name="Table_20_Contents">Regex (deterministic)</text:p>
          </table:table-cell>
        </table:table-row>
        <table:table-row>
          <table:table-cell table:style-name="Table1.A1" office:value-type="string">
            <text:p text:style-name="Table_20_Contents">Dates</text:p>
          </table:table-cell>
          <table:table-cell table:style-name="Table1.A1" office:value-type="string">
            <text:p text:style-name="Table_20_Contents">Duckling</text:p>
          </table:table-cell>
        </table:table-row>
        <table:table-row>
          <table:table-cell table:style-name="Table1.A1" office:value-type="string">
            <text:p text:style-name="Table_20_Contents">Geo-regions</text:p>
          </table:table-cell>
          <table:table-cell table:style-name="Table1.A1" office:value-type="string">
            <text:p text:style-name="Table_20_Contents">Gazetteer + trie</text:p>
          </table:table-cell>
        </table:table-row>
        <table:table-row>
          <table:table-cell table:style-name="Table1.A1" office:value-type="string">
            <text:p text:style-name="Table_20_Contents">Vessel class</text:p>
          </table:table-cell>
          <table:table-cell table:style-name="Table1.A1" office:value-type="string">
            <text:p text:style-name="Table_20_Contents">Fine-tuned token classifier</text:p>
          </table:table-cell>
        </table:table-row>
        <table:table-row>
          <table:table-cell table:style-name="Table1.A1" office:value-type="string">
            <text:p text:style-name="Table_20_Contents">Behavior hints</text:p>
          </table:table-cell>
          <table:table-cell table:style-name="Table1.A1" office:value-type="string">
            <text:p text:style-name="Table_20_Contents">Fine-tuned classifier</text:p>
          </table:table-cell>
        </table:table-row>
      </table:table>
      <text:p text:style-name="Text_20_body">RAG <text:span text:style-name="Strong_20_Emphasis">should never be used</text:span> for entity extraction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1. Core Idea: Conversations Are NOT Queries — They Are Investigations</text:h>
      <text:p text:style-name="Text_20_body">A single user message may contain:</text:p>
      <text:list text:style-name="L1">
        <text:list-item>
          <text:p text:style-name="P6">Multiple <text:span text:style-name="Strong_20_Emphasis">intents</text:span></text:p>
        </text:list-item>
        <text:list-item>
          <text:p text:style-name="P6">Multiple <text:span text:style-name="Strong_20_Emphasis">entities</text:span></text:p>
        </text:list-item>
        <text:list-item>
          <text:p text:style-name="P6">Implicit <text:span text:style-name="Strong_20_Emphasis">dependencies</text:span></text:p>
        </text:list-item>
        <text:list-item>
          <text:p text:style-name="P6">Follow-ups referencing <text:span text:style-name="Emphasis">previous results</text:span></text:p>
        </text:list-item>
      </text:list>
      <text:p text:style-name="Text_20_body">So we treat each conversation as a <text:span text:style-name="Strong_20_Emphasis">Directed Investigation Graph</text:span>, not linear text.</text:p>
      <text:p text:style-name="Horizontal_20_Line"/>
      <text:h text:style-name="Heading_20_1" text:outline-level="1">2. Step 1 – Multi-Intent Extraction (LLM #1)</text:h>
      <text:h text:style-name="Heading_20_3" text:outline-level="3">Example User Query</text:h>
      <text:p text:style-name="Quotations">“Show me all vessels loitering off Gujarat last week, and for the suspicious ones also check if they entered EEZ or switched AIS identities.”</text:p>
      <text:p text:style-name="Text_20_body"><text:soft-page-break/>This has <text:span text:style-name="Strong_20_Emphasis">3 intents</text:span>:</text:p>
      <text:list text:style-name="L2">
        <text:list-item>
          <text:p text:style-name="P7">LOITERING</text:p>
        </text:list-item>
        <text:list-item>
          <text:p text:style-name="P7">EEZ_VIOLATION</text:p>
        </text:list-item>
        <text:list-item>
          <text:p text:style-name="P7">IDENTITY_SWITCHING</text:p>
        </text:list-item>
      </text:list>
      <text:p text:style-name="Horizontal_20_Line"/>
      <text:h text:style-name="Heading_20_2" text:outline-level="2">2.1 Multi-Intent Schema</text:h>
      <text:p text:style-name="P2"><text:span text:style-name="Source_20_Text">class IntentNode(BaseModel):</text:span></text:p>
      <text:p text:style-name="P4"><text:span text:style-name="Source_20_Text"><text:s text:c="4"/>intent: str</text:span></text:p>
      <text:p text:style-name="P4"><text:span text:style-name="Source_20_Text"><text:s text:c="4"/>priority: int</text:span></text:p>
      <text:p text:style-name="P4"><text:span text:style-name="Source_20_Text"><text:s text:c="4"/>depends_on: list[str] | None</text:span></text:p>
      <text:p text:style-name="P4"/>
      <text:p text:style-name="P4"><text:span text:style-name="Source_20_Text">class MultiIntentOutput(BaseModel):</text:span></text:p>
      <text:p text:style-name="P5"><text:span text:style-name="Source_20_Text"><text:s text:c="4"/>intents: list[IntentNode]</text:span></text:p>
      <text:p text:style-name="Horizontal_20_Line"/>
      <text:h text:style-name="Heading_20_2" text:outline-level="2">2.2 Intent Extractor LLM Prompt (STRICT)</text:h>
      <text:p text:style-name="P2"><text:span text:style-name="Source_20_Text">You are a maritime intelligence intent extractor.</text:span></text:p>
      <text:p text:style-name="P4"/>
      <text:p text:style-name="P4"><text:span text:style-name="Source_20_Text">Extract ALL intents present.</text:span></text:p>
      <text:p text:style-name="P4"><text:span text:style-name="Source_20_Text">Output ONLY valid JSON.</text:span></text:p>
      <text:p text:style-name="P4"><text:span text:style-name="Source_20_Text">Use predefined intent list.</text:span></text:p>
      <text:p text:style-name="P4"/>
      <text:p text:style-name="P4"><text:span text:style-name="Source_20_Text">User query:</text:span></text:p>
      <text:p text:style-name="P5"><text:span text:style-name="Source_20_Text">{query}</text:span></text:p>
      <text:p text:style-name="Horizontal_20_Line"/>
      <text:h text:style-name="Heading_20_2" text:outline-level="2">2.3 LLM Output</text:h>
      <text:p text:style-name="P2"><text:span text:style-name="Source_20_Text">{</text:span></text:p>
      <text:p text:style-name="P4"><text:span text:style-name="Source_20_Text"><text:s text:c="2"/>"intents": [</text:span></text:p>
      <text:p text:style-name="P4"><text:span text:style-name="Source_20_Text"><text:s text:c="4"/>{"intent": "LOITERING", "priority": 1},</text:span></text:p>
      <text:p text:style-name="P4"><text:span text:style-name="Source_20_Text"><text:s text:c="4"/>{"intent": "EEZ_VIOLATION", "priority": 2, "depends_on": ["LOITERING"]},</text:span></text:p>
      <text:p text:style-name="P4"><text:span text:style-name="Source_20_Text"><text:s text:c="4"/>{"intent": "IDENTITY_SWITCHING", "priority": 3, "depends_on": ["LOITERING"]}</text:span></text:p>
      <text:p text:style-name="P4"><text:span text:style-name="Source_20_Text"><text:s text:c="2"/>]</text:span></text:p>
      <text:p text:style-name="P5"><text:span text:style-name="Source_20_Text">}</text:span></text:p>
      <text:p text:style-name="Text_20_body">👉 This creates a <text:span text:style-name="Strong_20_Emphasis">dependency graph</text:span>, not a flat list.</text:p>
      <text:p text:style-name="Horizontal_20_Line"/>
      <text:h text:style-name="Heading_20_1" text:outline-level="1">3. Step 2 – Entity Extraction with Context Awareness (LLM #2)</text:h>
      <text:p text:style-name="Text_20_body">This LLM:</text:p>
      <text:list text:style-name="L3">
        <text:list-item>
          <text:p text:style-name="P8">Reads <text:span text:style-name="Strong_20_Emphasis">current query</text:span></text:p>
        </text:list-item>
        <text:list-item>
          <text:p text:style-name="P8"><text:soft-page-break/>Reads <text:span text:style-name="Strong_20_Emphasis">session memory</text:span></text:p>
        </text:list-item>
        <text:list-item>
          <text:p text:style-name="P8">Resolves pronouns: <text:span text:style-name="Emphasis">“those vessels”, “them”, “same MMSI”</text:span></text:p>
        </text:list-item>
      </text:list>
      <text:p text:style-name="Horizontal_20_Line"/>
      <text:h text:style-name="Heading_20_2" text:outline-level="2">3.1 Context-Aware Entity Schema</text:h>
      <text:p text:style-name="P2"><text:span text:style-name="Source_20_Text">class EntityContext(BaseModel):</text:span></text:p>
      <text:p text:style-name="P4"><text:span text:style-name="Source_20_Text"><text:s text:c="4"/>mmsi: list[int] = []</text:span></text:p>
      <text:p text:style-name="P4"><text:span text:style-name="Source_20_Text"><text:s text:c="4"/>imo: list[str] = []</text:span></text:p>
      <text:p text:style-name="P4"><text:span text:style-name="Source_20_Text"><text:s text:c="4"/>vessel_name: list[str] = []</text:span></text:p>
      <text:p text:style-name="P4"><text:span text:style-name="Source_20_Text"><text:s text:c="4"/>region: str | None</text:span></text:p>
      <text:p text:style-name="P4"><text:span text:style-name="Source_20_Text"><text:s text:c="4"/>time_range: dict | None</text:span></text:p>
      <text:p text:style-name="P5"><text:span text:style-name="Source_20_Text"><text:s text:c="4"/>derived_entities: dict | None</text:span></text:p>
      <text:p text:style-name="Horizontal_20_Line"/>
      <text:h text:style-name="Heading_20_2" text:outline-level="2">3.2 Entity Resolution Logic</text:h>
      <text:p text:style-name="P2"><text:span text:style-name="Source_20_Text">def extract_entities(query, session_context):</text:span></text:p>
      <text:p text:style-name="P4"><text:span text:style-name="Source_20_Text"><text:s text:c="4"/>prompt = f"""</text:span></text:p>
      <text:p text:style-name="P4"><text:span text:style-name="Source_20_Text"><text:s text:c="4"/>Extract maritime entities.</text:span></text:p>
      <text:p text:style-name="P4"><text:span text:style-name="Source_20_Text"><text:s text:c="4"/>Resolve references using session context.</text:span></text:p>
      <text:p text:style-name="P4"><text:span text:style-name="Source_20_Text"><text:s text:c="4"/></text:span></text:p>
      <text:p text:style-name="P4"><text:span text:style-name="Source_20_Text"><text:s text:c="4"/>Session Context:</text:span></text:p>
      <text:p text:style-name="P4"><text:span text:style-name="Source_20_Text"><text:s text:c="4"/>{session_context}</text:span></text:p>
      <text:p text:style-name="P4"/>
      <text:p text:style-name="P4"><text:span text:style-name="Source_20_Text"><text:s text:c="4"/>Query:</text:span></text:p>
      <text:p text:style-name="P4"><text:span text:style-name="Source_20_Text"><text:s text:c="4"/>{query}</text:span></text:p>
      <text:p text:style-name="P4"/>
      <text:p text:style-name="P4"><text:span text:style-name="Source_20_Text"><text:s text:c="4"/>Output JSON only.</text:span></text:p>
      <text:p text:style-name="P5"><text:span text:style-name="Source_20_Text"><text:s text:c="4"/>"""</text:span></text:p>
      <text:p text:style-name="Horizontal_20_Line"/>
      <text:h text:style-name="Heading_20_2" text:outline-level="2">3.3 Example Output</text:h>
      <text:p text:style-name="P2"><text:span text:style-name="Source_20_Text">{</text:span></text:p>
      <text:p text:style-name="P4"><text:span text:style-name="Source_20_Text"><text:s text:c="2"/>"region": "Gujarat Coast",</text:span></text:p>
      <text:p text:style-name="P4"><text:span text:style-name="Source_20_Text"><text:s text:c="2"/>"time_range": {</text:span></text:p>
      <text:p text:style-name="P4"><text:span text:style-name="Source_20_Text"><text:s text:c="4"/>"start": "2025-12-29",</text:span></text:p>
      <text:p text:style-name="P4"><text:span text:style-name="Source_20_Text"><text:s text:c="4"/>"end": "2026-01-04"</text:span></text:p>
      <text:p text:style-name="P4"><text:span text:style-name="Source_20_Text"><text:s text:c="2"/>},</text:span></text:p>
      <text:p text:style-name="P4"><text:span text:style-name="Source_20_Text"><text:s text:c="2"/>"derived_entities": {</text:span></text:p>
      <text:p text:style-name="P4"><text:span text:style-name="Source_20_Text"><text:s text:c="4"/>"candidate_vessels": "RESULT_OF_LOITERING"</text:span></text:p>
      <text:p text:style-name="P4"><text:span text:style-name="Source_20_Text"><text:s text:c="2"/>}</text:span></text:p>
      <text:p text:style-name="P5"><text:span text:style-name="Source_20_Text">}</text:span></text:p>
      <text:p text:style-name="Text_20_body">This explicitly tells the system:</text:p>
      <text:p text:style-name="Quotations">“Use output of previous intent as input here.”</text:p>
      <text:p text:style-name="Horizontal_20_Line"/>
      <text:h text:style-name="Heading_20_1" text:outline-level="1"><text:soft-page-break/>4. Step 3 – Investigation State Machine (Not LLM)</text:h>
      <text:p text:style-name="Text_20_body">This is <text:span text:style-name="Strong_20_Emphasis">pure Python</text:span>, deterministic.</text:p>
      <text:p text:style-name="P2"><text:span text:style-name="Source_20_Text">class InvestigationState:</text:span></text:p>
      <text:p text:style-name="P4"><text:span text:style-name="Source_20_Text"><text:s text:c="4"/>def __init__(self):</text:span></text:p>
      <text:p text:style-name="P4"><text:span text:style-name="Source_20_Text"><text:s text:c="8"/>self.entities = {}</text:span></text:p>
      <text:p text:style-name="P4"><text:span text:style-name="Source_20_Text"><text:s text:c="8"/>self.results = {}</text:span></text:p>
      <text:p text:style-name="P5"><text:span text:style-name="Source_20_Text"><text:s text:c="8"/>self.completed_intents = set()</text:span></text:p>
      <text:p text:style-name="Horizontal_20_Line"/>
      <text:h text:style-name="Heading_20_2" text:outline-level="2">4.1 Executing Intent Graph</text:h>
      <text:p text:style-name="P2"><text:span text:style-name="Source_20_Text">def execute_intents(intent_graph, state):</text:span></text:p>
      <text:p text:style-name="P4"><text:span text:style-name="Source_20_Text"><text:s text:c="4"/>for intent in sorted(intent_graph, key=lambda x: x.priority):</text:span></text:p>
      <text:p text:style-name="P4"><text:span text:style-name="Source_20_Text"><text:s text:c="8"/>input_data = resolve_dependencies(intent, state)</text:span></text:p>
      <text:p text:style-name="P4"><text:span text:style-name="Source_20_Text"><text:s text:c="8"/>result = analytics_router.run(intent.intent, input_data)</text:span></text:p>
      <text:p text:style-name="P4"><text:span text:style-name="Source_20_Text"><text:s text:c="8"/>state.results[intent.intent] = result</text:span></text:p>
      <text:p text:style-name="P5"><text:span text:style-name="Source_20_Text"><text:s text:c="8"/>state.completed_intents.add(intent.intent)</text:span></text:p>
      <text:p text:style-name="Horizontal_20_Line"/>
      <text:h text:style-name="Heading_20_1" text:outline-level="1">5. Step 4 – Dynamic Query Construction (LLM #3 + Rules)</text:h>
      <text:h text:style-name="Heading_20_3" text:outline-level="3">Key Rule</text:h>
      <text:p text:style-name="Quotations">LLM produces <text:span text:style-name="Strong_20_Emphasis">query plans</text:span>, not executable SQL.</text:p>
      <text:p text:style-name="Horizontal_20_Line"/>
      <text:h text:style-name="Heading_20_2" text:outline-level="2">5.1 Query Plan Schema</text:h>
      <text:p text:style-name="P2"><text:span text:style-name="Source_20_Text">class QueryPlan(BaseModel):</text:span></text:p>
      <text:p text:style-name="P4"><text:span text:style-name="Source_20_Text"><text:s text:c="4"/>dataset: str</text:span></text:p>
      <text:p text:style-name="P4"><text:span text:style-name="Source_20_Text"><text:s text:c="4"/>filters: list[str]</text:span></text:p>
      <text:p text:style-name="P5"><text:span text:style-name="Source_20_Text"><text:s text:c="4"/>join_with_previous: bool = False</text:span></text:p>
      <text:p text:style-name="Horizontal_20_Line"/>
      <text:h text:style-name="Heading_20_2" text:outline-level="2">5.2 Planner LLM Example</text:h>
      <text:p text:style-name="P2"><text:span text:style-name="Source_20_Text">{</text:span></text:p>
      <text:p text:style-name="P4"><text:span text:style-name="Source_20_Text"><text:s text:c="2"/>"dataset": "ais_positions",</text:span></text:p>
      <text:p text:style-name="P4"><text:span text:style-name="Source_20_Text"><text:s text:c="2"/>"filters": [</text:span></text:p>
      <text:p text:style-name="P4"><text:span text:style-name="Source_20_Text"><text:s text:c="4"/>"region = Gujarat Coast",</text:span></text:p>
      <text:p text:style-name="P4"><text:span text:style-name="Source_20_Text"><text:s text:c="4"/>"time_range = last_week",</text:span></text:p>
      <text:p text:style-name="P4"><text:span text:style-name="Source_20_Text"><text:s text:c="4"/>"speed &lt; 1 knot"</text:span></text:p>
      <text:p text:style-name="P4"><text:span text:style-name="Source_20_Text"><text:s text:c="2"/>]</text:span></text:p>
      <text:p text:style-name="P5"><text:span text:style-name="Source_20_Text">}</text:span></text:p>
      <text:p text:style-name="Text_20_body"><text:soft-page-break/>Converted programmatically to DuckDB SQL.</text:p>
      <text:p text:style-name="Horizontal_20_Line"/>
      <text:h text:style-name="Heading_20_1" text:outline-level="1">6. Step 5 – Memory Write-Back (CRITICAL)</text:h>
      <text:p text:style-name="Text_20_body">Each step updates memory.</text:p>
      <text:p text:style-name="Horizontal_20_Line"/>
      <text:h text:style-name="Heading_20_2" text:outline-level="2">6.1 What Gets Stored</text:h>
      <text:h text:style-name="Heading_20_3" text:outline-level="3">Session Memory (Postgres)</text:h>
      <text:p text:style-name="P2"><text:span text:style-name="Source_20_Text">{</text:span></text:p>
      <text:p text:style-name="P4"><text:span text:style-name="Source_20_Text"><text:s text:c="2"/>"active_region": "Gujarat Coast",</text:span></text:p>
      <text:p text:style-name="P4"><text:span text:style-name="Source_20_Text"><text:s text:c="2"/>"time_range": "last_week",</text:span></text:p>
      <text:p text:style-name="P4"><text:span text:style-name="Source_20_Text"><text:s text:c="2"/>"candidate_mmsi": [419001234, 419009876]</text:span></text:p>
      <text:p text:style-name="P5"><text:span text:style-name="Source_20_Text">}</text:span></text:p>
      <text:p text:style-name="Horizontal_20_Line"/>
      <text:h text:style-name="Heading_20_3" text:outline-level="3">Semantic Memory (Vector DB)</text:h>
      <text:p text:style-name="P3"><text:span text:style-name="Source_20_Text">"User investigated loitering vessels off Gujarat, Jan 2026"</text:span></text:p>
      <text:p text:style-name="Horizontal_20_Line"/>
      <text:h text:style-name="Heading_20_3" text:outline-level="3">Short-Term Memory (Redis)</text:h>
      <text:list text:style-name="L4">
        <text:list-item>
          <text:p text:style-name="P9">Last N messages</text:p>
        </text:list-item>
        <text:list-item>
          <text:p text:style-name="P9">Current hypothesis</text:p>
        </text:list-item>
      </text:list>
      <text:p text:style-name="Horizontal_20_Line"/>
      <text:h text:style-name="Heading_20_2" text:outline-level="2">6.2 Memory Update Code</text:h>
      <text:p text:style-name="P2"><text:span text:style-name="Source_20_Text">def update_memory(state, session_id):</text:span></text:p>
      <text:p text:style-name="P4"><text:span text:style-name="Source_20_Text"><text:s text:c="4"/>postgres.update(session_id, state.entities)</text:span></text:p>
      <text:p text:style-name="P4"><text:span text:style-name="Source_20_Text"><text:s text:c="4"/>vector_store.add(summary_from_state(state))</text:span></text:p>
      <text:p text:style-name="P5"><text:span text:style-name="Source_20_Text"><text:s text:c="4"/>redis.set(session_id, compact_state(state))</text:span></text:p>
      <text:p text:style-name="Horizontal_20_Line"/>
      <text:h text:style-name="Heading_20_1" text:outline-level="1">7. Step 6 – Tool Chaining (Complex Tool Calls)</text:h>
      <text:h text:style-name="Heading_20_3" text:outline-level="3">Example:</text:h>
      <text:p text:style-name="Quotations">“Plot the tracks, then alert if any crossed EEZ”</text:p>
      <text:p text:style-name="Text_20_body">This becomes:</text:p>
      <text:p text:style-name="P2"><text:span text:style-name="Source_20_Text">tools = [</text:span></text:p>
      <text:p text:style-name="P4"><text:soft-page-break/><text:span text:style-name="Source_20_Text"><text:s text:c="4"/>fetch_tracks,</text:span></text:p>
      <text:p text:style-name="P4"><text:span text:style-name="Source_20_Text"><text:s text:c="4"/>plot_tracks,</text:span></text:p>
      <text:p text:style-name="P4"><text:span text:style-name="Source_20_Text"><text:s text:c="4"/>eez_violation_detector,</text:span></text:p>
      <text:p text:style-name="P4"><text:span text:style-name="Source_20_Text"><text:s text:c="4"/>alert_engine</text:span></text:p>
      <text:p text:style-name="P5"><text:span text:style-name="Source_20_Text">]</text:span></text:p>
      <text:p text:style-name="Text_20_body">LLM outputs <text:span text:style-name="Strong_20_Emphasis">tool DAG</text:span>, not execution.</text:p>
      <text:p text:style-name="Horizontal_20_Line"/>
      <text:h text:style-name="Heading_20_2" text:outline-level="2">Tool Call Schema</text:h>
      <text:p text:style-name="P2"><text:span text:style-name="Source_20_Text">class ToolCall(BaseModel):</text:span></text:p>
      <text:p text:style-name="P4"><text:span text:style-name="Source_20_Text"><text:s text:c="4"/>tool_name: str</text:span></text:p>
      <text:p text:style-name="P5"><text:span text:style-name="Source_20_Text"><text:s text:c="4"/>input_from: str</text:span></text:p>
      <text:p text:style-name="Horizontal_20_Line"/>
      <text:h text:style-name="Heading_20_2" text:outline-level="2">Tool DAG Output</text:h>
      <text:p text:style-name="P2"><text:span text:style-name="Source_20_Text">{</text:span></text:p>
      <text:p text:style-name="P4"><text:span text:style-name="Source_20_Text"><text:s text:c="2"/>"tools": [</text:span></text:p>
      <text:p text:style-name="P4"><text:span text:style-name="Source_20_Text"><text:s text:c="4"/>{"tool_name": "fetch_tracks", "input_from": "LOITERING"},</text:span></text:p>
      <text:p text:style-name="P4"><text:span text:style-name="Source_20_Text"><text:s text:c="4"/>{"tool_name": "eez_violation_detector", "input_from": "fetch_tracks"},</text:span></text:p>
      <text:p text:style-name="P4"><text:span text:style-name="Source_20_Text"><text:s text:c="4"/>{"tool_name": "alert_engine", "input_from": "eez_violation_detector"}</text:span></text:p>
      <text:p text:style-name="P4"><text:span text:style-name="Source_20_Text"><text:s text:c="2"/>]</text:span></text:p>
      <text:p text:style-name="P5"><text:span text:style-name="Source_20_Text">}</text:span></text:p>
      <text:p text:style-name="Horizontal_20_Line"/>
      <text:h text:style-name="Heading_20_1" text:outline-level="1">8. Why Multiple LLMs Matter Here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LLM</text:p>
            </table:table-cell>
            <table:table-cell table:style-name="Table2.A1" office:value-type="string">
              <text:p text:style-name="Table_20_Heading">Why</text:p>
            </table:table-cell>
          </table:table-row>
        </table:table-header-rows>
        <table:table-row>
          <table:table-cell table:style-name="Table2.A1" office:value-type="string">
            <text:p text:style-name="Table_20_Contents">Intent LLM</text:p>
          </table:table-cell>
          <table:table-cell table:style-name="Table2.A1" office:value-type="string">
            <text:p text:style-name="Table_20_Contents">Fast classification</text:p>
          </table:table-cell>
        </table:table-row>
        <table:table-row>
          <table:table-cell table:style-name="Table2.A1" office:value-type="string">
            <text:p text:style-name="Table_20_Contents">Entity LLM</text:p>
          </table:table-cell>
          <table:table-cell table:style-name="Table2.A1" office:value-type="string">
            <text:p text:style-name="Table_20_Contents">Context resolution</text:p>
          </table:table-cell>
        </table:table-row>
        <table:table-row>
          <table:table-cell table:style-name="Table2.A1" office:value-type="string">
            <text:p text:style-name="Table_20_Contents">Planner LLM</text:p>
          </table:table-cell>
          <table:table-cell table:style-name="Table2.A1" office:value-type="string">
            <text:p text:style-name="Table_20_Contents">Safer query plans</text:p>
          </table:table-cell>
        </table:table-row>
        <table:table-row>
          <table:table-cell table:style-name="Table2.A1" office:value-type="string">
            <text:p text:style-name="Table_20_Contents">Explanation LLM</text:p>
          </table:table-cell>
          <table:table-cell table:style-name="Table2.A1" office:value-type="string">
            <text:p text:style-name="Table_20_Contents">Human-readable output</text:p>
          </table:table-cell>
        </table:table-row>
      </table:table>
      <text:p text:style-name="Text_20_body">This avoids:<text:line-break/>❌ hallucinated SQL<text:line-break/>❌ context overflow<text:line-break/>❌ slow responses</text:p>
      <text:p text:style-name="Horizontal_20_Line"/>
      <text:h text:style-name="Heading_20_1" text:outline-level="1">9. Key Insight (This Is the Architecture)</text:h>
      <text:p text:style-name="Quotations"><text:span text:style-name="Strong_20_Emphasis">Conversation → Intent Graph → Deterministic Execution → Memory → Reasoned Response</text:span></text:p>
      <text:p text:style-name="Text_20_body">LLMs only <text:span text:style-name="Strong_20_Emphasis">interpret</text:span>, never <text:span text:style-name="Strong_20_Emphasis">decide facts</text:span>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5T15:18:47.638744240</meta:creation-date>
    <dc:date>2026-01-05T17:37:11.523337621</dc:date>
    <meta:editing-duration>PT2H18M23S</meta:editing-duration>
    <meta:editing-cycles>3</meta:editing-cycles>
    <meta:generator>LibreOffice/24.2.7.2$Linux_X86_64 LibreOffice_project/420$Build-2</meta:generator>
    <meta:document-statistic meta:table-count="2" meta:image-count="0" meta:object-count="0" meta:page-count="7" meta:paragraph-count="207" meta:word-count="699" meta:character-count="5585" meta:non-whitespace-character-count="4798"/>
  </office:meta>
</office:document-meta>
</file>